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monospace" svg:font-family="monospace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monospace" fo:font-size="9pt" fo:letter-spacing="normal" fo:font-style="normal" fo:font-weight="normal" officeooo:rsid="00129f78" officeooo:paragraph-rsid="00129f7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libri" fo:font-size="14pt" fo:letter-spacing="normal" fo:font-style="normal" fo:font-weight="bold" officeooo:rsid="00129f78" officeooo:paragraph-rsid="00129f78" fo:background-color="#ffff00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c53929" style:font-name="Roboto Mono" fo:font-size="10.5pt" fo:letter-spacing="normal" fo:font-style="normal" fo:font-weight="normal" officeooo:rsid="00129f78" officeooo:paragraph-rsid="00129f78"/>
    </style:style>
    <style:style style:name="P4" style:family="paragraph" style:parent-style-name="Preformatted_20_Text">
      <style:paragraph-properties fo:margin-top="0.1665in" fo:margin-bottom="0.1665in" loext:contextual-spacing="false" style:line-height-at-least="0.2083in" fo:orphans="2" fo:widows="2" fo:padding="0in" fo:border="none"/>
      <style:text-properties fo:font-variant="normal" fo:text-transform="none" fo:color="#3b78e7" style:font-name="Roboto Mono" fo:font-size="10.5pt" fo:letter-spacing="normal" fo:font-style="normal" fo:font-weight="normal"/>
    </style:style>
    <style:style style:name="P5" style:family="paragraph" style:parent-style-name="Preformatted_20_Text">
      <style:paragraph-properties fo:margin-top="0.1665in" fo:margin-bottom="0.1665in" loext:contextual-spacing="false" style:line-height-at-least="0.2083in" fo:orphans="2" fo:widows="2" fo:padding="0in" fo:border="none"/>
      <style:text-properties fo:font-variant="normal" fo:text-transform="none" fo:color="#37474f" fo:letter-spacing="normal"/>
    </style:style>
    <style:style style:name="P6" style:family="paragraph" style:parent-style-name="Preformatted_20_Text">
      <style:paragraph-properties fo:margin-top="0.1665in" fo:margin-bottom="0.1665in" loext:contextual-spacing="false" style:line-height-at-least="0.2083in" fo:orphans="2" fo:widows="2" fo:padding="0in" fo:border="none"/>
      <style:text-properties fo:font-variant="normal" fo:text-transform="none" fo:color="#d81b60" fo:letter-spacing="normal"/>
    </style:style>
    <style:style style:name="P7" style:family="paragraph" style:parent-style-name="Preformatted_20_Text">
      <style:paragraph-properties fo:margin-top="0.1665in" fo:margin-bottom="0.1665in" loext:contextual-spacing="false" style:line-height-at-least="0.2083in" fo:orphans="2" fo:widows="2" fo:padding="0in" fo:border="none"/>
    </style:style>
    <style:style style:name="T1" style:family="text">
      <style:text-properties style:font-name="Roboto Mono" fo:font-size="10.5pt" fo:font-style="normal" fo:font-weight="normal"/>
    </style:style>
    <style:style style:name="T2" style:family="text">
      <style:text-properties fo:color="#3b78e7" style:font-name="Roboto Mono" fo:font-size="10.5pt" fo:font-style="normal" fo:font-weight="normal"/>
    </style:style>
    <style:style style:name="T3" style:family="text">
      <style:text-properties fo:color="#9c27b0" style:font-name="Roboto Mono" fo:font-size="10.5pt" fo:font-style="normal" fo:font-weight="normal"/>
    </style:style>
    <style:style style:name="T4" style:family="text">
      <style:text-properties fo:color="#0d904f" style:font-name="Roboto Mono" fo:font-size="10.5pt" fo:font-style="normal" fo:font-weight="normal"/>
    </style:style>
    <style:style style:name="T5" style:family="text">
      <style:text-properties fo:color="#d81b60" style:font-name="Roboto Mono" fo:font-size="10.5pt" fo:font-style="normal" fo:font-weight="normal"/>
    </style:style>
    <style:style style:name="T6" style:family="text">
      <style:text-properties fo:color="#c53929" style:font-name="Roboto Mono" fo:font-size="10.5pt" fo:font-style="normal" fo:font-weight="normal"/>
    </style:style>
    <style:style style:name="T7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8" style:family="text">
      <style:text-properties fo:font-variant="normal" fo:text-transform="none" fo:color="#37474f" fo:letter-spacing="normal"/>
    </style:style>
    <style:style style:name="T9" style:family="text">
      <style:text-properties fo:font-variant="normal" fo:text-transform="none" fo:color="#3b78e7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fo:color="#9c27b0" style:font-name="Roboto Mono" fo:font-size="10.5pt" fo:letter-spacing="normal" fo:font-style="normal" fo:font-weight="normal"/>
    </style:style>
    <style:style style:name="T11" style:family="text">
      <style:text-properties fo:font-variant="normal" fo:text-transform="none" fo:color="#0d904f" style:font-name="Roboto Mono" fo:font-size="10.5pt" fo:letter-spacing="normal" fo:font-style="normal" fo:font-weight="normal"/>
    </style:style>
    <style:style style:name="T12" style:family="text">
      <style:text-properties fo:font-variant="normal" fo:text-transform="none" fo:color="#ec407a" style:font-name="Roboto Mono" fo:font-size="10.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code for Google Maps’ Auto Complete Search Box:</text:p>
      <text:p text:style-name="P2"/>
      <text:p text:style-name="P3">&lt;!DOCTYPE html&gt;</text:p>
      <text:p text:style-name="P4">&lt;html&gt;</text:p>
      <text:p text:style-name="P5">  <text:span text:style-name="T2">&lt;head&gt;</text:span></text:p>
      <text:p text:style-name="P5">    <text:span text:style-name="T2">&lt;meta</text:span><text:span text:style-name="T1"> </text:span><text:span text:style-name="T3">name</text:span><text:span text:style-name="T1">=</text:span><text:span text:style-name="T4">"viewport"</text:span><text:span text:style-name="T1"> </text:span><text:span text:style-name="T3">content</text:span><text:span text:style-name="T1">=</text:span><text:span text:style-name="T4">"initial-scale=1.0, user-scalable=no"</text:span><text:span text:style-name="T2">&gt;</text:span></text:p>
      <text:p text:style-name="P5">    <text:span text:style-name="T2">&lt;meta</text:span><text:span text:style-name="T1"> </text:span><text:span text:style-name="T3">charset</text:span><text:span text:style-name="T1">=</text:span><text:span text:style-name="T4">"utf-8"</text:span><text:span text:style-name="T2">&gt;</text:span></text:p>
      <text:p text:style-name="P5">    <text:span text:style-name="T2">&lt;title&gt;</text:span><text:span text:style-name="T1">Places Searchbox</text:span><text:span text:style-name="T2">&lt;/title&gt;</text:span></text:p>
      <text:p text:style-name="P5">    <text:span text:style-name="T2">&lt;style&gt;</text:span></text:p>
      <text:p text:style-name="P5">      <text:span text:style-name="T5">/* Always set the map height explicitly to define the size of the div</text:span></text:p>
      <text:p text:style-name="P6">       <text:span text:style-name="T1">* element that contains the map. */</text:span></text:p>
      <text:p text:style-name="P5">      <text:span text:style-name="T1">#map {</text:span></text:p>
      <text:p text:style-name="P5">        <text:span text:style-name="T2">height</text:span><text:span text:style-name="T1">: </text:span><text:span text:style-name="T6">100%</text:span><text:span text:style-name="T1">;</text:span></text:p>
      <text:p text:style-name="P5">      <text:span text:style-name="T1">}</text:span></text:p>
      <text:p text:style-name="P5">      <text:span text:style-name="T5">/* Optional: Makes the sample page fill the window. */</text:span></text:p>
      <text:p text:style-name="P5">      <text:span text:style-name="T1">html, body {</text:span></text:p>
      <text:p text:style-name="P5">        <text:span text:style-name="T2">height</text:span><text:span text:style-name="T1">: </text:span><text:span text:style-name="T6">100%</text:span><text:span text:style-name="T1">;</text:span></text:p>
      <text:p text:style-name="P5">        <text:span text:style-name="T2">margin</text:span><text:span text:style-name="T1">: </text:span><text:span text:style-name="T6">0</text:span><text:span text:style-name="T1">;</text:span></text:p>
      <text:p text:style-name="P5">        <text:span text:style-name="T2">padding</text:span><text:span text:style-name="T1">: </text:span><text:span text:style-name="T6">0</text:span><text:span text:style-name="T1">;</text:span></text:p>
      <text:p text:style-name="P5"><text:soft-page-break/>      <text:span text:style-name="T1">}</text:span></text:p>
      <text:p text:style-name="P5">      <text:span text:style-name="T1">#description {</text:span></text:p>
      <text:p text:style-name="P5">        <text:span text:style-name="T2">font-family</text:span><text:span text:style-name="T1">: Roboto;</text:span></text:p>
      <text:p text:style-name="P5">        <text:span text:style-name="T2">font-size</text:span><text:span text:style-name="T1">: </text:span><text:span text:style-name="T6">15px</text:span><text:span text:style-name="T1">;</text:span></text:p>
      <text:p text:style-name="P5">        <text:span text:style-name="T2">font-weight</text:span><text:span text:style-name="T1">: </text:span><text:span text:style-name="T6">300</text:span><text:span text:style-name="T1">;</text:span></text:p>
      <text:p text:style-name="P5">      <text:span text:style-name="T1">}</text:span></text:p>
      <text:p text:style-name="P5">      <text:span text:style-name="T1">#infowindow-content .title {</text:span></text:p>
      <text:p text:style-name="P5">        <text:span text:style-name="T2">font-weight</text:span><text:span text:style-name="T1">: bold;</text:span></text:p>
      <text:p text:style-name="P5">      <text:span text:style-name="T1">}</text:span></text:p>
      <text:p text:style-name="P5">      <text:span text:style-name="T1">#infowindow-content {</text:span></text:p>
      <text:p text:style-name="P5">        <text:span text:style-name="T2">display</text:span><text:span text:style-name="T1">: none;</text:span></text:p>
      <text:p text:style-name="P5">      <text:span text:style-name="T1">}</text:span></text:p>
      <text:p text:style-name="P5">      <text:span text:style-name="T1">#map #infowindow-content {</text:span></text:p>
      <text:p text:style-name="P5">        <text:span text:style-name="T2">display</text:span><text:span text:style-name="T1">: inline;</text:span></text:p>
      <text:p text:style-name="P5">      <text:span text:style-name="T1">}</text:span></text:p>
      <text:p text:style-name="P5">      <text:span text:style-name="T1">.pac-card {</text:span></text:p>
      <text:p text:style-name="P5">        <text:span text:style-name="T2">margin</text:span><text:span text:style-name="T1">: </text:span><text:span text:style-name="T6">10px</text:span><text:span text:style-name="T1"> </text:span><text:span text:style-name="T6">10px</text:span><text:span text:style-name="T1"> </text:span><text:span text:style-name="T6">0</text:span><text:span text:style-name="T1"> </text:span><text:span text:style-name="T6">0</text:span><text:span text:style-name="T1">;</text:span></text:p>
      <text:p text:style-name="P5">        <text:span text:style-name="T2">border-radius</text:span><text:span text:style-name="T1">: </text:span><text:span text:style-name="T6">2px</text:span><text:span text:style-name="T1"> </text:span><text:span text:style-name="T6">0</text:span><text:span text:style-name="T1"> </text:span><text:span text:style-name="T6">0</text:span><text:span text:style-name="T1"> </text:span><text:span text:style-name="T6">2px</text:span><text:span text:style-name="T1">;</text:span></text:p>
      <text:p text:style-name="P5"><text:soft-page-break/>        <text:span text:style-name="T2">box-sizing</text:span><text:span text:style-name="T1">: border-box;</text:span></text:p>
      <text:p text:style-name="P5">        <text:span text:style-name="T2">-moz-box-sizing</text:span><text:span text:style-name="T1">: border-box;</text:span></text:p>
      <text:p text:style-name="P5">        <text:span text:style-name="T2">outline</text:span><text:span text:style-name="T1">: none;</text:span></text:p>
      <text:p text:style-name="P5">        <text:span text:style-name="T2">box-shadow</text:span><text:span text:style-name="T1">: </text:span><text:span text:style-name="T6">0</text:span><text:span text:style-name="T1"> </text:span><text:span text:style-name="T6">2px</text:span><text:span text:style-name="T1"> </text:span><text:span text:style-name="T6">6px</text:span><text:span text:style-name="T1"> rgba(</text:span><text:span text:style-name="T6">0</text:span><text:span text:style-name="T1">, </text:span><text:span text:style-name="T6">0</text:span><text:span text:style-name="T1">, </text:span><text:span text:style-name="T6">0</text:span><text:span text:style-name="T1">, </text:span><text:span text:style-name="T6">0.3</text:span><text:span text:style-name="T1">);</text:span></text:p>
      <text:p text:style-name="P5">        <text:span text:style-name="T2">background-color</text:span><text:span text:style-name="T1">: </text:span><text:span text:style-name="T6">#fff</text:span><text:span text:style-name="T1">;</text:span></text:p>
      <text:p text:style-name="P5">        <text:span text:style-name="T2">font-family</text:span><text:span text:style-name="T1">: Roboto;</text:span></text:p>
      <text:p text:style-name="P5">      <text:span text:style-name="T1">}</text:span></text:p>
      <text:p text:style-name="P5">      <text:span text:style-name="T1">#pac-container {</text:span></text:p>
      <text:p text:style-name="P5">        <text:span text:style-name="T2">padding-bottom</text:span><text:span text:style-name="T1">: </text:span><text:span text:style-name="T6">12px</text:span><text:span text:style-name="T1">;</text:span></text:p>
      <text:p text:style-name="P5">        <text:span text:style-name="T2">margin-right</text:span><text:span text:style-name="T1">: </text:span><text:span text:style-name="T6">12px</text:span><text:span text:style-name="T1">;</text:span></text:p>
      <text:p text:style-name="P5">      <text:span text:style-name="T1">}</text:span></text:p>
      <text:p text:style-name="P5">      <text:span text:style-name="T1">.pac-controls {</text:span></text:p>
      <text:p text:style-name="P5">        <text:span text:style-name="T2">display</text:span><text:span text:style-name="T1">: inline-block;</text:span></text:p>
      <text:p text:style-name="P5">        <text:span text:style-name="T2">padding</text:span><text:span text:style-name="T1">: </text:span><text:span text:style-name="T6">5px</text:span><text:span text:style-name="T1"> </text:span><text:span text:style-name="T6">11px</text:span><text:span text:style-name="T1">;</text:span></text:p>
      <text:p text:style-name="P5">      <text:span text:style-name="T1">}</text:span></text:p>
      <text:p text:style-name="P5">      <text:span text:style-name="T1">.pac-controls label {</text:span></text:p>
      <text:p text:style-name="P5">        <text:span text:style-name="T2">font-family</text:span><text:span text:style-name="T1">: Roboto;</text:span></text:p>
      <text:p text:style-name="P5">        <text:span text:style-name="T2">font-size</text:span><text:span text:style-name="T1">: </text:span><text:span text:style-name="T6">13px</text:span><text:span text:style-name="T1">;</text:span></text:p>
      <text:p text:style-name="P5"><text:soft-page-break/>        <text:span text:style-name="T2">font-weight</text:span><text:span text:style-name="T1">: </text:span><text:span text:style-name="T6">300</text:span><text:span text:style-name="T1">;</text:span></text:p>
      <text:p text:style-name="P5">      <text:span text:style-name="T1">}</text:span></text:p>
      <text:p text:style-name="P5">      <text:span text:style-name="T1">#pac-input {</text:span></text:p>
      <text:p text:style-name="P5">        <text:span text:style-name="T2">background-color</text:span><text:span text:style-name="T1">: </text:span><text:span text:style-name="T6">#fff</text:span><text:span text:style-name="T1">;</text:span></text:p>
      <text:p text:style-name="P5">        <text:span text:style-name="T2">font-family</text:span><text:span text:style-name="T1">: Roboto;</text:span></text:p>
      <text:p text:style-name="P5">        <text:span text:style-name="T2">font-size</text:span><text:span text:style-name="T1">: </text:span><text:span text:style-name="T6">15px</text:span><text:span text:style-name="T1">;</text:span></text:p>
      <text:p text:style-name="P5">        <text:span text:style-name="T2">font-weight</text:span><text:span text:style-name="T1">: </text:span><text:span text:style-name="T6">300</text:span><text:span text:style-name="T1">;</text:span></text:p>
      <text:p text:style-name="P5">        <text:span text:style-name="T2">margin-left</text:span><text:span text:style-name="T1">: </text:span><text:span text:style-name="T6">12px</text:span><text:span text:style-name="T1">;</text:span></text:p>
      <text:p text:style-name="P5">        <text:span text:style-name="T2">padding</text:span><text:span text:style-name="T1">: </text:span><text:span text:style-name="T6">0</text:span><text:span text:style-name="T1"> </text:span><text:span text:style-name="T6">11px</text:span><text:span text:style-name="T1"> </text:span><text:span text:style-name="T6">0</text:span><text:span text:style-name="T1"> </text:span><text:span text:style-name="T6">13px</text:span><text:span text:style-name="T1">;</text:span></text:p>
      <text:p text:style-name="P5">        <text:span text:style-name="T2">text-overflow</text:span><text:span text:style-name="T1">: ellipsis;</text:span></text:p>
      <text:p text:style-name="P5">        <text:span text:style-name="T2">width</text:span><text:span text:style-name="T1">: </text:span><text:span text:style-name="T6">400px</text:span><text:span text:style-name="T1">;</text:span></text:p>
      <text:p text:style-name="P5">      <text:span text:style-name="T1">}</text:span></text:p>
      <text:p text:style-name="P5">      <text:span text:style-name="T1">#</text:span><text:span text:style-name="T2">pac-input</text:span><text:span text:style-name="T1">:focus {</text:span></text:p>
      <text:p text:style-name="P5">        <text:span text:style-name="T2">border-color</text:span><text:span text:style-name="T1">: </text:span><text:span text:style-name="T6">#4d90fe</text:span><text:span text:style-name="T1">;</text:span></text:p>
      <text:p text:style-name="P5">      <text:span text:style-name="T1">}</text:span></text:p>
      <text:p text:style-name="P5">      <text:span text:style-name="T1">#title {</text:span></text:p>
      <text:p text:style-name="P5">        <text:span text:style-name="T2">color</text:span><text:span text:style-name="T1">: </text:span><text:span text:style-name="T6">#fff</text:span><text:span text:style-name="T1">;</text:span></text:p>
      <text:p text:style-name="P5">        <text:span text:style-name="T2">background-color</text:span><text:span text:style-name="T1">: </text:span><text:span text:style-name="T6">#4d90fe</text:span><text:span text:style-name="T1">;</text:span></text:p>
      <text:p text:style-name="P5"><text:soft-page-break/>        <text:span text:style-name="T2">font-size</text:span><text:span text:style-name="T1">: </text:span><text:span text:style-name="T6">25px</text:span><text:span text:style-name="T1">;</text:span></text:p>
      <text:p text:style-name="P5">        <text:span text:style-name="T2">font-weight</text:span><text:span text:style-name="T1">: </text:span><text:span text:style-name="T6">500</text:span><text:span text:style-name="T1">;</text:span></text:p>
      <text:p text:style-name="P5">        <text:span text:style-name="T2">padding</text:span><text:span text:style-name="T1">: </text:span><text:span text:style-name="T6">6px</text:span><text:span text:style-name="T1"> </text:span><text:span text:style-name="T6">12px</text:span><text:span text:style-name="T1">;</text:span></text:p>
      <text:p text:style-name="P5">      <text:span text:style-name="T1">}</text:span></text:p>
      <text:p text:style-name="P5">      <text:span text:style-name="T1">#target {</text:span></text:p>
      <text:p text:style-name="P5">        <text:span text:style-name="T2">width</text:span><text:span text:style-name="T1">: </text:span><text:span text:style-name="T6">345px</text:span><text:span text:style-name="T1">;</text:span></text:p>
      <text:p text:style-name="P5">      <text:span text:style-name="T1">}</text:span></text:p>
      <text:p text:style-name="P5">    <text:span text:style-name="T2">&lt;/style&gt;</text:span></text:p>
      <text:p text:style-name="P5">  <text:span text:style-name="T2">&lt;/head&gt;</text:span></text:p>
      <text:p text:style-name="P5">  <text:span text:style-name="T2">&lt;body&gt;</text:span></text:p>
      <text:p text:style-name="P5">    <text:span text:style-name="T2">&lt;input</text:span><text:span text:style-name="T1"> </text:span><text:span text:style-name="T3">id</text:span><text:span text:style-name="T1">=</text:span><text:span text:style-name="T4">"pac-input"</text:span><text:span text:style-name="T1"> </text:span><text:span text:style-name="T3">class</text:span><text:span text:style-name="T1">=</text:span><text:span text:style-name="T4">"controls"</text:span><text:span text:style-name="T1"> </text:span><text:span text:style-name="T3">type</text:span><text:span text:style-name="T1">=</text:span><text:span text:style-name="T4">"text"</text:span><text:span text:style-name="T1"> </text:span><text:span text:style-name="T3">placeholder</text:span><text:span text:style-name="T1">=</text:span><text:span text:style-name="T4">"Search Box"</text:span><text:span text:style-name="T2">&gt;</text:span></text:p>
      <text:p text:style-name="P5">    <text:span text:style-name="T2">&lt;div</text:span><text:span text:style-name="T1"> </text:span><text:span text:style-name="T3">id</text:span><text:span text:style-name="T1">=</text:span><text:span text:style-name="T4">"map"</text:span><text:span text:style-name="T2">&gt;&lt;/div&gt;</text:span></text:p>
      <text:p text:style-name="P5">    <text:span text:style-name="T2">&lt;script&gt;</text:span></text:p>
      <text:p text:style-name="P5">      <text:span text:style-name="T5">// This example adds a search box to a map, using the Google Place Autocomplete</text:span></text:p>
      <text:p text:style-name="P5">      <text:span text:style-name="T5">// feature. People can enter geographical searches. The search box will return a</text:span></text:p>
      <text:p text:style-name="P5">      <text:span text:style-name="T5">// pick list containing a mix of places and predicted search terms.</text:span></text:p>
      <text:p text:style-name="P5">      <text:span text:style-name="T5">// This example requires the Places library. Include the libraries=places</text:span></text:p>
      <text:p text:style-name="P5">      <text:span text:style-name="T5">// parameter when you first load the API. For example:</text:span></text:p>
      <text:p text:style-name="P5"><text:soft-page-break/>      <text:span text:style-name="T5">// &lt;script src="https://maps.googleapis.com/maps/api/js?key=YOUR_API_KEY&amp;libraries=places"&gt;</text:span></text:p>
      <text:p text:style-name="P5">      <text:span text:style-name="T2">function</text:span><text:span text:style-name="T1"> initAutocomplete() {</text:span></text:p>
      <text:p text:style-name="P5">        <text:span text:style-name="T2">var</text:span><text:span text:style-name="T1"> map = </text:span><text:span text:style-name="T2">new</text:span><text:span text:style-name="T1"> google.maps.</text:span><text:span text:style-name="T3">Map</text:span><text:span text:style-name="T1">(document.getElementById(</text:span><text:span text:style-name="T4">'map'</text:span><text:span text:style-name="T1">), {</text:span></text:p>
      <text:p text:style-name="P5">          <text:span text:style-name="T1">center: {lat: -</text:span><text:span text:style-name="T6">33.8688</text:span><text:span text:style-name="T1">, lng: </text:span><text:span text:style-name="T6">151.2195</text:span><text:span text:style-name="T1">},</text:span></text:p>
      <text:p text:style-name="P5">          <text:span text:style-name="T1">zoom: </text:span><text:span text:style-name="T6">13</text:span><text:span text:style-name="T1">,</text:span></text:p>
      <text:p text:style-name="P5">          <text:span text:style-name="T1">mapTypeId: </text:span><text:span text:style-name="T4">'roadmap'</text:span></text:p>
      <text:p text:style-name="P5">        <text:span text:style-name="T1">});</text:span></text:p>
      <text:p text:style-name="P5">        <text:span text:style-name="T5">// Create the search box and link it to the UI element.</text:span></text:p>
      <text:p text:style-name="P5">        <text:span text:style-name="T2">var</text:span><text:span text:style-name="T1"> input = document.getElementById(</text:span><text:span text:style-name="T4">'pac-input'</text:span><text:span text:style-name="T1">);</text:span></text:p>
      <text:p text:style-name="P5">        <text:span text:style-name="T2">var</text:span><text:span text:style-name="T1"> searchBox = </text:span><text:span text:style-name="T2">new</text:span><text:span text:style-name="T1"> google.maps.places.</text:span><text:span text:style-name="T3">SearchBox</text:span><text:span text:style-name="T1">(input);</text:span></text:p>
      <text:p text:style-name="P5">        <text:span text:style-name="T1">map.controls[google.maps.</text:span><text:span text:style-name="T3">ControlPosition</text:span><text:span text:style-name="T1">.TOP_LEFT].push(input);</text:span></text:p>
      <text:p text:style-name="P5">        <text:span text:style-name="T5">// Bias the SearchBox results towards current map's viewport.</text:span></text:p>
      <text:p text:style-name="P5">        <text:span text:style-name="T1">map.addListener(</text:span><text:span text:style-name="T4">'bounds_changed'</text:span><text:span text:style-name="T1">, </text:span><text:span text:style-name="T2">function</text:span><text:span text:style-name="T1">() {</text:span></text:p>
      <text:p text:style-name="P5">          <text:span text:style-name="T1">searchBox.setBounds(map.getBounds());</text:span></text:p>
      <text:p text:style-name="P5">        <text:span text:style-name="T1">});</text:span></text:p>
      <text:p text:style-name="P5">        <text:span text:style-name="T2">var</text:span><text:span text:style-name="T1"> markers = [];</text:span></text:p>
      <text:p text:style-name="P5">        <text:span text:style-name="T5">// Listen for the event fired when the user selects a prediction and retrieve</text:span></text:p>
      <text:p text:style-name="P5"><text:soft-page-break/>        <text:span text:style-name="T5">// more details for that place.</text:span></text:p>
      <text:p text:style-name="P5">        <text:span text:style-name="T1">searchBox.addListener(</text:span><text:span text:style-name="T4">'places_changed'</text:span><text:span text:style-name="T1">, </text:span><text:span text:style-name="T2">function</text:span><text:span text:style-name="T1">() {</text:span></text:p>
      <text:p text:style-name="P5">          <text:span text:style-name="T2">var</text:span><text:span text:style-name="T1"> places = searchBox.getPlaces();</text:span></text:p>
      <text:p text:style-name="P5">          <text:span text:style-name="T2">if</text:span><text:span text:style-name="T1"> (places.length == </text:span><text:span text:style-name="T6">0</text:span><text:span text:style-name="T1">) {</text:span></text:p>
      <text:p text:style-name="P5">            <text:span text:style-name="T2">return</text:span><text:span text:style-name="T1">;</text:span></text:p>
      <text:p text:style-name="P5">          <text:span text:style-name="T1">}</text:span></text:p>
      <text:p text:style-name="P5">          <text:span text:style-name="T5">// Clear out the old markers.</text:span></text:p>
      <text:p text:style-name="P5">          <text:span text:style-name="T1">markers.forEach(</text:span><text:span text:style-name="T2">function</text:span><text:span text:style-name="T1">(marker) {</text:span></text:p>
      <text:p text:style-name="P5">            <text:span text:style-name="T1">marker.setMap(</text:span><text:span text:style-name="T2">null</text:span><text:span text:style-name="T1">);</text:span></text:p>
      <text:p text:style-name="P5">          <text:span text:style-name="T1">});</text:span></text:p>
      <text:p text:style-name="P5">          <text:span text:style-name="T1">markers = [];</text:span></text:p>
      <text:p text:style-name="P5">          <text:span text:style-name="T5">// For each place, get the icon, name and location.</text:span></text:p>
      <text:p text:style-name="P5">          <text:span text:style-name="T2">var</text:span><text:span text:style-name="T1"> bounds = </text:span><text:span text:style-name="T2">new</text:span><text:span text:style-name="T1"> google.maps.</text:span><text:span text:style-name="T3">LatLngBounds</text:span><text:span text:style-name="T1">();</text:span></text:p>
      <text:p text:style-name="P5">          <text:span text:style-name="T1">places.forEach(</text:span><text:span text:style-name="T2">function</text:span><text:span text:style-name="T1">(place) {</text:span></text:p>
      <text:p text:style-name="P5">            <text:span text:style-name="T2">if</text:span><text:span text:style-name="T1"> (!place.geometry) {</text:span></text:p>
      <text:p text:style-name="P5">              <text:span text:style-name="T1">console.log(</text:span><text:span text:style-name="T4">"Returned place contains no geometry"</text:span><text:span text:style-name="T1">);</text:span></text:p>
      <text:p text:style-name="P5">              <text:span text:style-name="T2">return</text:span><text:span text:style-name="T1">;</text:span></text:p>
      <text:p text:style-name="P5">            <text:span text:style-name="T1">}</text:span></text:p>
      <text:p text:style-name="P5"><text:soft-page-break/>            <text:span text:style-name="T2">var</text:span><text:span text:style-name="T1"> icon = {</text:span></text:p>
      <text:p text:style-name="P5">              <text:span text:style-name="T1">url: place.icon,</text:span></text:p>
      <text:p text:style-name="P5">              <text:span text:style-name="T1">size: </text:span><text:span text:style-name="T2">new</text:span><text:span text:style-name="T1"> google.maps.</text:span><text:span text:style-name="T3">Size</text:span><text:span text:style-name="T1">(</text:span><text:span text:style-name="T6">71</text:span><text:span text:style-name="T1">, </text:span><text:span text:style-name="T6">71</text:span><text:span text:style-name="T1">),</text:span></text:p>
      <text:p text:style-name="P5">              <text:span text:style-name="T1">origin: </text:span><text:span text:style-name="T2">new</text:span><text:span text:style-name="T1"> google.maps.</text:span><text:span text:style-name="T3">Point</text:span><text:span text:style-name="T1">(</text:span><text:span text:style-name="T6">0</text:span><text:span text:style-name="T1">, </text:span><text:span text:style-name="T6">0</text:span><text:span text:style-name="T1">),</text:span></text:p>
      <text:p text:style-name="P5">              <text:span text:style-name="T1">anchor: </text:span><text:span text:style-name="T2">new</text:span><text:span text:style-name="T1"> google.maps.</text:span><text:span text:style-name="T3">Point</text:span><text:span text:style-name="T1">(</text:span><text:span text:style-name="T6">17</text:span><text:span text:style-name="T1">, </text:span><text:span text:style-name="T6">34</text:span><text:span text:style-name="T1">),</text:span></text:p>
      <text:p text:style-name="P5">              <text:span text:style-name="T1">scaledSize: </text:span><text:span text:style-name="T2">new</text:span><text:span text:style-name="T1"> google.maps.</text:span><text:span text:style-name="T3">Size</text:span><text:span text:style-name="T1">(</text:span><text:span text:style-name="T6">25</text:span><text:span text:style-name="T1">, </text:span><text:span text:style-name="T6">25</text:span><text:span text:style-name="T1">)</text:span></text:p>
      <text:p text:style-name="P5">            <text:span text:style-name="T1">};</text:span></text:p>
      <text:p text:style-name="P5">            <text:span text:style-name="T5">// Create a marker for each place.</text:span></text:p>
      <text:p text:style-name="P5">            <text:span text:style-name="T1">markers.push(</text:span><text:span text:style-name="T2">new</text:span><text:span text:style-name="T1"> google.maps.</text:span><text:span text:style-name="T3">Marker</text:span><text:span text:style-name="T1">({</text:span></text:p>
      <text:p text:style-name="P5">              <text:span text:style-name="T1">map: map,</text:span></text:p>
      <text:p text:style-name="P5">              <text:span text:style-name="T1">icon: icon,</text:span></text:p>
      <text:p text:style-name="P5">              <text:span text:style-name="T1">title: place.name,</text:span></text:p>
      <text:p text:style-name="P5">              <text:span text:style-name="T1">position: place.geometry.location</text:span></text:p>
      <text:p text:style-name="P5">            <text:span text:style-name="T1">}));</text:span></text:p>
      <text:p text:style-name="P5">            <text:span text:style-name="T2">if</text:span><text:span text:style-name="T1"> (place.geometry.viewport) {</text:span></text:p>
      <text:p text:style-name="P5">              <text:span text:style-name="T5">// Only geocodes have viewport.</text:span></text:p>
      <text:p text:style-name="P5">              <text:span text:style-name="T1">bounds.</text:span><text:span text:style-name="T2">union</text:span><text:span text:style-name="T1">(place.geometry.viewport);</text:span></text:p>
      <text:p text:style-name="P5">            <text:span text:style-name="T1">} </text:span><text:span text:style-name="T2">else</text:span><text:span text:style-name="T1"> {</text:span></text:p>
      <text:p text:style-name="P5"><text:soft-page-break/>              <text:span text:style-name="T1">bounds.extend(place.geometry.location);</text:span></text:p>
      <text:p text:style-name="P5">            <text:span text:style-name="T1">}</text:span></text:p>
      <text:p text:style-name="P5">          <text:span text:style-name="T1">});</text:span></text:p>
      <text:p text:style-name="P5">          <text:span text:style-name="T1">map.fitBounds(bounds);</text:span></text:p>
      <text:p text:style-name="P5">        <text:span text:style-name="T1">});</text:span></text:p>
      <text:p text:style-name="P5">      <text:span text:style-name="T1">}</text:span></text:p>
      <text:p text:style-name="P5">    <text:span text:style-name="T2">&lt;/script&gt;</text:span></text:p>
      <text:p text:style-name="P7"><text:span text:style-name="T8">    </text:span><text:span text:style-name="T9">&lt;script</text:span><text:span text:style-name="T7"> </text:span><text:span text:style-name="T10">src</text:span><text:span text:style-name="T7">=</text:span><text:span text:style-name="T11">"https://maps.googleapis.com/maps/api/js?key=</text:span><text:span text:style-name="Variable"><text:span text:style-name="T12">YOUR_API_KEY</text:span></text:span><text:span text:style-name="T11">&amp;libraries=places&amp;callback=initAutocomplete"</text:span></text:p>
      <text:p text:style-name="P5">         <text:span text:style-name="T3">async</text:span><text:span text:style-name="T1"> </text:span><text:span text:style-name="T3">defer</text:span><text:span text:style-name="T2">&gt;&lt;/script&gt;</text:span></text:p>
      <text:p text:style-name="P5">  <text:span text:style-name="T2">&lt;/body&gt;</text:span></text:p>
      <text:p text:style-name="P4">&lt;/html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monospace" svg:font-family="monospace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3:46:32.251451650</meta:creation-date>
    <dc:date>2018-03-19T17:47:54.458476029</dc:date>
    <meta:editing-duration>PT21S</meta:editing-duration>
    <meta:editing-cycles>1</meta:editing-cycles>
    <meta:document-statistic meta:table-count="0" meta:image-count="0" meta:object-count="0" meta:page-count="9" meta:paragraph-count="154" meta:word-count="470" meta:character-count="4888" meta:non-whitespace-character-count="3348"/>
    <meta:generator>LibreOffice/5.1.6.2$Linux_X86_64 LibreOffice_project/10m0$Build-2</meta:generator>
  </office:meta>
</office:document-meta>
</file>